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mm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GrammerSet.QueryGramm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GrammerSet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ammer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ammer.Grammer( String localName ,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GrammerSe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GrammerSet.getQueryLanguag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eryGrammerSet.addQueryLanguage( String grammerName ,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